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6E000002D4B0263DA8CFE3595D.png" manifest:media-type="image/png"/>
  <manifest:file-entry manifest:full-path="Pictures/1000000000000888000001FC3E2DD5B3B1F8EBB1.png" manifest:media-type="image/png"/>
  <manifest:file-entry manifest:full-path="Pictures/10000000000007060000030A43A6E7B99F7AE016.png" manifest:media-type="image/png"/>
  <manifest:file-entry manifest:full-path="Pictures/100000000000062E0000026674EF6631808356CF.png" manifest:media-type="image/png"/>
  <manifest:file-entry manifest:full-path="Pictures/10000000000005CE000002323F6AA5312006D682.png" manifest:media-type="image/png"/>
  <manifest:file-entry manifest:full-path="Pictures/1000000000000CEC000009B14875E66B9DEA57F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  <style:paragraph-properties style:writing-mode="lr-tb"/>
    </style:style>
    <style:style style:name="pr2" style:family="presentation" style:parent-style-name="Inspiration-subtitle">
      <style:graphic-properties draw:fill-color="#ffffff" fo:min-height="12.179cm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 presentation:user-transformed="true">
          <draw:text-box>
            <text:p text:style-name="P1">Domni boshqarish data-atributlar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p text:style-name="P1">J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8cm" svg:height="10.612cm" svg:x="0cm" svg:y="0cm">
          <draw:image xlink:href="Pictures/100000000000062E0000026674EF6631808356CF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10.388cm" svg:x="0cm" svg:y="10.612cm">
          <draw:image xlink:href="Pictures/10000000000007060000030A43A6E7B99F7AE0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placeholder="true">
          <draw:text-box/>
        </draw:frame>
        <draw:frame draw:style-name="gr2" draw:text-style-name="P3" draw:layer="layout" svg:width="27.999cm" svg:height="6.511cm" svg:x="0.001cm" svg:y="0cm">
          <draw:image xlink:href="Pictures/1000000000000888000001FC3E2DD5B3B1F8EBB1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6.776cm" svg:x="0cm" svg:y="14.224cm">
          <draw:image xlink:href="Pictures/10000000000005CE000002323F6AA5312006D682.png" xlink:type="simple" xlink:show="embed" xlink:actuate="onLoad" loext:mime-type="image/png">
            <text:p/>
          </draw:image>
        </draw:frame>
        <draw:frame draw:style-name="gr2" draw:text-style-name="P3" draw:layer="layout" svg:width="27.999cm" svg:height="7.713cm" svg:x="0cm" svg:y="6.511cm">
          <draw:image xlink:href="Pictures/100000000000056E000002D4B0263DA8CFE359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3T20:01:03.532848266</meta:creation-date>
    <meta:editing-duration>PT1M1S</meta:editing-duration>
    <meta:editing-cycles>2</meta:editing-cycles>
    <meta:generator>LibreOffice/6.4.7.2$Linux_X86_64 LibreOffice_project/40$Build-2</meta:generator>
    <dc:title>Inspiration</dc:title>
    <dc:date>2022-05-15T22:51:44.321902641</dc:date>
    <meta:document-statistic meta:object-count="37"/>
  </office:meta>
</office:document-meta>
</file>